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luna-Regular" svg:font-family="Calluna-Regular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7.5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iberation Sans" fo:font-size="10pt" fo:language="none" fo:country="none" fo:text-shadow="none" style:text-underline-style="none" style:text-underline-mode="continuous" style:text-overline-mode="continuous" style:text-line-through-mode="continuous" style:font-name-asian="Calluna-Regular" style:font-size-asian="10pt" style:language-asian="none" style:country-asian="none" style:font-name-complex="Calluna-Regular" style:font-size-complex="10pt" style:language-complex="none" style:country-complex="none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luna-Regular" style:font-size-asian="10pt" style:language-asian="none" style:country-asian="none" style:font-style-asian="normal" style:font-weight-asian="normal" style:font-name-complex="Calluna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none" fo:country="none" fo:text-shadow="none" style:text-underline-style="none" style:text-underline-mode="continuous" style:text-overline-mode="continuous" style:text-line-through-mode="continuous" style:font-size-asian="10pt" style:language-asian="none" style:country-asian="none" style:font-size-complex="10pt" style:language-complex="none" style:country-complex="none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size="10pt" style:font-size-asian="10pt" style:font-size-complex="10pt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Liberation Sans" fo:font-size="10pt" fo:language="none" fo:country="none" fo:text-shadow="none" style:text-underline-style="none" style:text-underline-mode="continuous" style:text-overline-mode="continuous" style:text-line-through-mode="continuous" style:font-name-asian="Calluna-Regular" style:font-size-asian="10pt" style:language-asian="none" style:country-asian="none" style:font-name-complex="Calluna-Regular" style:font-size-complex="10pt" style:language-complex="none" style:country-complex="none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luna-Regular" style:font-size-asian="10pt" style:language-asian="none" style:country-asian="none" style:font-style-asian="normal" style:font-weight-asian="normal" style:font-name-complex="Calluna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outline="false" style:text-line-through-style="none" style:text-line-through-type="none" style:font-name="Liberation Sans" fo:font-size="10pt" fo:language="none" fo:country="none" fo:text-shadow="none" style:text-underline-style="none" style:text-underline-mode="continuous" style:text-overline-mode="continuous" style:text-line-through-mode="continuous" style:font-size-asian="10pt" style:language-asian="none" style:country-asian="none" style:font-size-complex="10pt" style:language-complex="none" style:country-complex="none" style:text-emphasize="none" style:font-relief="none" style:text-overline-style="none" style:text-overline-color="font-color"/>
    </style:style>
    <style:style style:name="T1" style:family="text">
      <style:text-properties fo:color="#000000" loext:opacity="100%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luna-Regular" style:font-size-asian="10pt" style:language-asian="none" style:country-asian="none" style:font-style-asian="normal" style:font-weight-asian="normal" style:font-name-complex="Calluna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luna-Regular" style:font-size-asian="10pt" style:language-asian="none" style:country-asian="none" style:font-style-asian="normal" style:font-weight-asian="normal" style:font-name-complex="Calluna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font-name="Calluna-Regular" fo:font-size="9pt" fo:font-style="normal" fo:font-weight="normal" style:font-name-asian="Calluna-Regular" style:font-size-asian="9pt" style:font-style-asian="normal" style:font-weight-asian="normal" style:font-name-complex="Calluna-Regular" style:font-size-complex="9pt" style:font-style-complex="normal" style:font-weight-complex="normal"/>
    </style:style>
    <style:style style:name="T5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lluna-Regular" style:font-name-complex="Calluna-Regular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-asian="Calluna-Regular" style:font-name-complex="Calluna-Regular"/>
    </style:style>
    <style:style style:name="T8" style:family="text">
      <style:text-properties fo:color="#000000" style:font-name="Calluna-Regular" fo:font-size="9pt" fo:font-weight="normal" fo:font-style="normal" style:font-name-asian="Calluna-Regular" style:font-name-complex="Calluna-Regular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2" table:default-cell-style-name="ce9"/>
        <table:table-column table:style-name="co3" table:number-columns-repeated="16" table:default-cell-style-name="Default"/>
        <table:table-row table:style-name="ro1">
          <table:table-cell table:style-name="Default"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ource_Page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Weapon_Skill</text:p>
          </table:table-cell>
          <table:table-cell office:value-type="string" calcext:value-type="string">
            <text:p>Ballistic_Skill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Wounds</text:p>
          </table:table-cell>
          <table:table-cell office:value-type="string" calcext:value-type="string">
            <text:p>Initiative</text:p>
          </table:table-cell>
          <table:table-cell office:value-type="string" calcext:value-type="string">
            <text:p>Attacks</text:p>
          </table:table-cell>
          <table:table-cell office:value-type="string" calcext:value-type="string">
            <text:p>Leadership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AV_Front</text:p>
          </table:table-cell>
          <table:table-cell office:value-type="string" calcext:value-type="string">
            <text:p>AV_Side</text:p>
          </table:table-cell>
          <table:table-cell office:value-type="string" calcext:value-type="string">
            <text:p>AV_Rear</text:p>
          </table:table-cell>
          <table:table-cell office:value-type="string" calcext:value-type="string">
            <text:p>Hull_Points</text:p>
          </table:table-cell>
          <table:table-cell office:value-type="string" calcext:value-type="string">
            <text:p>Transport Capacity</text:p>
          </table:table-cell>
          <table:table-cell office:value-type="string" calcext:value-type="string">
            <text:p>Unit_Type</text:p>
          </table:table-cell>
        </table:table-row>
        <table:table-row table:style-name="ro1">
          <table:table-cell table:style-name="Default" office:value-type="string" calcext:value-type="string">
            <text:p>0adf0b1d-7308-4604-8489-0d9fa654c19f</text:p>
          </table:table-cell>
          <table:table-cell table:style-name="ce10" office:value-type="string" calcext:value-type="string">
            <text:p>Legion Praetor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67cc56fd-eae7-4bc5-bace-6d3f39e94286</text:p>
          </table:table-cell>
          <table:table-cell table:style-name="ce11" office:value-type="string" calcext:value-type="string">
            <text:p>Legion Cataphractii Praetor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a8b1b1d6-304e-40c6-9cd9-eb5c1fd65237</text:p>
          </table:table-cell>
          <table:table-cell table:style-name="ce11" office:value-type="string" calcext:value-type="string">
            <text:p>Legion Tartaros Praetor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eff9fb58-9816-48b3-a06f-1da172d7ef72</text:p>
          </table:table-cell>
          <table:table-cell table:style-name="ce11" office:value-type="string" calcext:value-type="string">
            <text:p>Legion Centurio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aa7e369-2bc4-435e-83da-f6ccb7623012</text:p>
          </table:table-cell>
          <table:table-cell table:style-name="ce11" office:value-type="string" calcext:value-type="string">
            <text:p>Legion Cataphractii Centurion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a3e81d94-9ce9-439e-989d-dadb68547a8e</text:p>
          </table:table-cell>
          <table:table-cell table:style-name="ce11" office:value-type="string" calcext:value-type="string">
            <text:p>Legion Tartaros Centurio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24ec5f29-e06e-4083-8682-34ff732f5c55</text:p>
          </table:table-cell>
          <table:table-cell table:style-name="ce11" office:value-type="string" calcext:value-type="string">
            <text:p>Legion Chose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d9e6435d-0f01-48fa-8167-9a9f1b1cf6de</text:p>
          </table:table-cell>
          <table:table-cell table:style-name="Default" office:value-type="string" calcext:value-type="string">
            <text:p>Legion Standard Bearer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019358d9-c1c1-451f-a878-e2f7c960524d</text:p>
          </table:table-cell>
          <table:table-cell table:style-name="ce11" office:value-type="string" calcext:value-type="string">
            <text:p>Legion Cataphractii Chose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4abc2d78-fe34-4835-9031-9b82e1347daf</text:p>
          </table:table-cell>
          <table:table-cell table:style-name="ce11" office:value-type="string" calcext:value-type="string">
            <text:p>Legion Cataphractii Standard Bearer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be9e0101-95d1-4dd5-8275-66a14fef47dd</text:p>
          </table:table-cell>
          <table:table-cell table:style-name="ce11" office:value-type="string" calcext:value-type="string">
            <text:p>Legion Tartaros Chose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4b8e003c-c17d-4e44-bad6-0223f5c2ccbb</text:p>
          </table:table-cell>
          <table:table-cell table:style-name="Default" office:value-type="string" calcext:value-type="string">
            <text:p>Legion Tartaros Standard Bearer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b13f576c-12eb-4771-9446-f6853e327b1b</text:p>
          </table:table-cell>
          <table:table-cell table:style-name="ce11" office:value-type="string" calcext:value-type="string">
            <text:p>Legion Damocles Command Rhino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table:number-columns-repeated="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Default" office:value-type="string" calcext:value-type="string">
            <text:p>1a970fdb-9813-4d7a-b2a4-816c9c1c8b50</text:p>
          </table:table-cell>
          <table:table-cell table:style-name="ce10" office:value-type="string" calcext:value-type="string">
            <text:p>Legion Veteran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15816343-f4cf-4641-b777-3ef67241e4eb</text:p>
          </table:table-cell>
          <table:table-cell table:style-name="Default" office:value-type="string" calcext:value-type="string">
            <text:p>Legion Veteran Sergeant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8a0c7ff0-e8fd-4443-9005-a7972a210227</text:p>
          </table:table-cell>
          <table:table-cell table:style-name="ce11" office:value-type="string" calcext:value-type="string">
            <text:p>Legion Terminator Cataphractii <text:s/>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28c4908-4d87-4399-b2dc-7a2f5e879603</text:p>
          </table:table-cell>
          <table:table-cell table:style-name="ce11" office:value-type="string" calcext:value-type="string">
            <text:p>Legion Terminator Cataphractii Sergeant </text:p>
          </table:table-cell>
          <table:table-cell office:value-type="string" calcext:value-type="string">
            <text:p>ca4e38e2-c91f-41d9-9362-ed0ce5ecd8f9</text:p>
          </table:table-cell>
          <table:table-cell table:style-name="Default"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47877f6e-8bf1-4778-a08b-889455c260ab</text:p>
          </table:table-cell>
          <table:table-cell table:style-name="ce11" office:value-type="string" calcext:value-type="string">
            <text:p>Legion Terminator Tartaros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f976aa8-eb75-4191-9844-12fbf8413ae3</text:p>
          </table:table-cell>
          <table:table-cell table:style-name="ce11" office:value-type="string" calcext:value-type="string">
            <text:p>Legion Terminator Tartaros Sergeant</text:p>
          </table:table-cell>
          <table:table-cell office:value-type="string" calcext:value-type="string">
            <text:p>ca4e38e2-c91f-41d9-9362-ed0ce5ecd8f9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df1db8c0-bc94-4653-a8a5-65f41b27cc62</text:p>
          </table:table-cell>
          <table:table-cell table:style-name="ce11" office:value-type="string" calcext:value-type="string">
            <text:p>Legion Destroyer Assault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ea9d0460-9790-47df-aabe-3287bead4eba</text:p>
          </table:table-cell>
          <table:table-cell table:style-name="ce11" office:value-type="string" calcext:value-type="string">
            <text:p><text:span text:style-name="T5">Legion Destroyer Assault Sergeant</text:span></text:p>
          </table:table-cell>
          <table:table-cell office:value-type="string" calcext:value-type="string">
            <text:p>ca4e38e2-c91f-41d9-9362-ed0ce5ecd8f9</text:p>
          </table:table-cell>
          <table:table-cell table:style-name="Default"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62a5e923-9425-4d60-84b8-e8ba7ee273fa</text:p>
          </table:table-cell>
          <table:table-cell table:style-name="ce11" office:value-type="string" calcext:value-type="string">
            <text:p>Legion Mortalis Destroyer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29a42b9-beeb-48ab-aad0-d010b5fe1216</text:p>
          </table:table-cell>
          <table:table-cell table:style-name="ce11" office:value-type="string" calcext:value-type="string">
            <text:p><text:span text:style-name="T5">Legion Mortalis Destroyer Sergeant</text:span></text:p>
          </table:table-cell>
          <table:table-cell office:value-type="string" calcext:value-type="string">
            <text:p>ca4e38e2-c91f-41d9-9362-ed0ce5ecd8f9</text:p>
          </table:table-cell>
          <table:table-cell table:style-name="Default"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7a17fb38-515f-4fcb-bcbe-c7740b7ffce4</text:p>
          </table:table-cell>
          <table:table-cell table:style-name="ce11" office:value-type="string" calcext:value-type="string">
            <text:p>Legion Apothecarion Detachment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bb8a28ba-b5ba-43e0-8da0-a4e6a915c6d5</text:p>
          </table:table-cell>
          <table:table-cell table:style-name="ce11" office:value-type="string" calcext:value-type="string">
            <text:p>Legion Techmarine Covenant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87b4ce87-1fdb-49c0-831a-a793933987fc</text:p>
          </table:table-cell>
          <table:table-cell table:style-name="ce11" office:value-type="string" calcext:value-type="string">
            <text:p>Legion Contemptor Dreadnought Talo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b57f344c-f4a7-4061-9ff8-b2490d7001a5</text:p>
          </table:table-cell>
          <table:table-cell table:style-name="ce11" office:value-type="string" calcext:value-type="string">
            <text:p>Rapier Carrier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6b1adbd3-6e7a-411f-9db7-d2468184ba25</text:p>
          </table:table-cell>
          <table:table-cell table:style-name="Default" office:value-type="string" calcext:value-type="string">
            <text:p>Legion Gunner</text:p>
          </table:table-cell>
          <table:table-cell office:value-type="string" calcext:value-type="string">
            <text:p>ca4e38e2-c91f-41d9-9362-ed0ce5ecd8f9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5b0df723-b9fe-4e1e-9c2f-fe297503908e</text:p>
          </table:table-cell>
          <table:table-cell table:style-name="ce12" office:value-type="string" calcext:value-type="string">
            <text:p><text:s/>Legion Tactical <text:s/>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e7ae3d61-73de-4d81-aefa-e6fb43844862</text:p>
          </table:table-cell>
          <table:table-cell table:style-name="ce12" office:value-type="string" calcext:value-type="string">
            <text:p><text:span text:style-name="T6"> Legion Tactical  </text:span><text:span text:style-name="T7">Sergeant</text:span></text:p>
          </table:table-cell>
          <table:table-cell office:value-type="string" calcext:value-type="string">
            <text:p>ca4e38e2-c91f-41d9-9362-ed0ce5ecd8f9</text:p>
          </table:table-cell>
          <table:table-cell table:style-name="Default"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a56a4e2-662e-4c3b-b088-c14ac70447d7</text:p>
          </table:table-cell>
          <table:table-cell table:style-name="ce11" office:value-type="string" calcext:value-type="string">
            <text:p>Legion Despoiler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90c25428-2edb-4d02-a4f7-2455e1efb01a</text:p>
          </table:table-cell>
          <table:table-cell table:style-name="ce11" office:value-type="string" calcext:value-type="string">
            <text:p><text:span text:style-name="T5">Legion Despoiler Sergeant</text:span></text:p>
          </table:table-cell>
          <table:table-cell office:value-type="string" calcext:value-type="string">
            <text:p>ca4e38e2-c91f-41d9-9362-ed0ce5ecd8f9</text:p>
          </table:table-cell>
          <table:table-cell table:style-name="Default"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2979b2ea-83a6-45fe-96b4-f9f63d25d2df</text:p>
          </table:table-cell>
          <table:table-cell table:style-name="ce11" office:value-type="string" calcext:value-type="string">
            <text:p>Legion Assault <text:s/>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35153f4-7ea2-4a20-8738-c0982ed3f4f0</text:p>
          </table:table-cell>
          <table:table-cell table:style-name="ce11" office:value-type="string" calcext:value-type="string">
            <text:p><text:span text:style-name="T5">Legion Assault Sergeant</text:span></text:p>
          </table:table-cell>
          <table:table-cell office:value-type="string" calcext:value-type="string">
            <text:p>ca4e38e2-c91f-41d9-9362-ed0ce5ecd8f9</text:p>
          </table:table-cell>
          <table:table-cell table:style-name="Default"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aa30388-43d1-4a36-962c-4dcc846a6200</text:p>
          </table:table-cell>
          <table:table-cell table:style-name="ce11" office:value-type="string" calcext:value-type="string">
            <text:p>Legion Breacher <text:s/>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b6ab1640-225d-4d4b-b3df-b348d51e953e</text:p>
          </table:table-cell>
          <table:table-cell table:style-name="ce11" office:value-type="string" calcext:value-type="string">
            <text:p><text:span text:style-name="T5">Legion Breacher Sergeant</text:span></text:p>
          </table:table-cell>
          <table:table-cell office:value-type="string" calcext:value-type="string">
            <text:p>ca4e38e2-c91f-41d9-9362-ed0ce5ecd8f9</text:p>
          </table:table-cell>
          <table:table-cell table:style-name="Default"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56c08d86-daee-4ec0-b4e3-f318da0c1808</text:p>
          </table:table-cell>
          <table:table-cell table:style-name="ce11" office:value-type="string" calcext:value-type="string">
            <text:p>Legion Tactical Support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dc99caa4-6e37-4000-b273-f67f9d73f987</text:p>
          </table:table-cell>
          <table:table-cell table:style-name="ce11" office:value-type="string" calcext:value-type="string">
            <text:p><text:span text:style-name="T5">Legion Tactical Support Sergeant</text:span></text:p>
          </table:table-cell>
          <table:table-cell office:value-type="string" calcext:value-type="string">
            <text:p>ca4e38e2-c91f-41d9-9362-ed0ce5ecd8f9</text:p>
          </table:table-cell>
          <table:table-cell table:style-name="Default"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8ebaaf0e-4448-405b-b42c-bbc687ed5f98</text:p>
          </table:table-cell>
          <table:table-cell table:style-name="ce11" office:value-type="string" calcext:value-type="string">
            <text:p>Legion Reconnaissance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e1e749c0-5167-4923-93ac-c435fa0ec5d4</text:p>
          </table:table-cell>
          <table:table-cell table:style-name="ce11" office:value-type="string" calcext:value-type="string">
            <text:p><text:span text:style-name="T5">Legion Reconnaissance Sergeant</text:span></text:p>
          </table:table-cell>
          <table:table-cell office:value-type="string" calcext:value-type="string">
            <text:p>ca4e38e2-c91f-41d9-9362-ed0ce5ecd8f9</text:p>
          </table:table-cell>
          <table:table-cell table:style-name="Default"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4ba1efaf-686e-4b02-9e13-f4e31365e651</text:p>
          </table:table-cell>
          <table:table-cell table:style-name="ce11" office:value-type="string" calcext:value-type="string">
            <text:p>Legion Scout <text:s/>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5c66a219-0988-472e-9f46-568744acb89a</text:p>
          </table:table-cell>
          <table:table-cell table:style-name="ce11" office:value-type="string" calcext:value-type="string">
            <text:p><text:span text:style-name="T5">Legion Scout Sergeant</text:span></text:p>
          </table:table-cell>
          <table:table-cell office:value-type="string" calcext:value-type="string">
            <text:p>ca4e38e2-c91f-41d9-9362-ed0ce5ecd8f9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468f3248-93a6-4c73-bbba-e56b40191f07</text:p>
          </table:table-cell>
          <table:table-cell table:style-name="ce10" office:value-type="string" calcext:value-type="string">
            <text:p>Legion Rhino Transport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Default" office:value-type="string" calcext:value-type="string">
            <text:p>b920146e-1049-43f8-93f3-e2f4883bd83c</text:p>
          </table:table-cell>
          <table:table-cell table:style-name="ce11" office:value-type="string" calcext:value-type="string">
            <text:p>Legion Drop Pod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Default" office:value-type="string" calcext:value-type="string">
            <text:p>7b121834-3af6-4c29-a94d-883c3963a348</text:p>
          </table:table-cell>
          <table:table-cell table:style-name="ce11" office:value-type="string" calcext:value-type="string">
            <text:p>Legion Dreadnought Drop Pod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81ccbd19-d132-46d5-b06c-5cdb222c602b</text:p>
          </table:table-cell>
          <table:table-cell table:style-name="ce11" office:value-type="string" calcext:value-type="string">
            <text:p>Legion Termite Assault Drill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Default" office:value-type="string" calcext:value-type="string">
            <text:p>879542f1-4d2e-46bc-8a87-12b4a179da2c</text:p>
          </table:table-cell>
          <table:table-cell table:style-name="ce12" office:value-type="string" calcext:value-type="string">
            <text:p><text:s/>Legion Seeker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22a0e510-75da-4c40-97c4-0a2b5716376d</text:p>
          </table:table-cell>
          <table:table-cell table:style-name="ce12" office:value-type="string" calcext:value-type="string">
            <text:p><text:span text:style-name="T6"> Legion Seeker </text:span><text:span text:style-name="T7">Sergeant</text:span></text:p>
          </table:table-cell>
          <table:table-cell office:value-type="string" calcext:value-type="string">
            <text:p>ca4e38e2-c91f-41d9-9362-ed0ce5ecd8f9</text:p>
          </table:table-cell>
          <table:table-cell table:style-name="Default"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368c8993-c229-4874-9e0f-7f5c2d61f9f7</text:p>
          </table:table-cell>
          <table:table-cell table:style-name="ce11" office:value-type="string" calcext:value-type="string">
            <text:p>Legion Outrider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3d8b159d-2c67-4d04-8f11-d0d890b9f5c1</text:p>
          </table:table-cell>
          <table:table-cell table:style-name="ce11" office:value-type="string" calcext:value-type="string">
            <text:p><text:span text:style-name="T5">Legion Outrider Sergeant</text:span></text:p>
          </table:table-cell>
          <table:table-cell office:value-type="string" calcext:value-type="string">
            <text:p>ca4e38e2-c91f-41d9-9362-ed0ce5ecd8f9</text:p>
          </table:table-cell>
          <table:table-cell table:style-name="Default"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221576b9-10ab-41b7-b17c-5f550047fc38</text:p>
          </table:table-cell>
          <table:table-cell table:style-name="ce11" office:value-type="string" calcext:value-type="string">
            <text:p>Legion Sabre Strike Squadro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1947f8e3-ea97-4492-bb09-8044acb4e2ed</text:p>
          </table:table-cell>
          <table:table-cell table:style-name="ce11" office:value-type="string" calcext:value-type="string">
            <text:p>Legion Sky-hunter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f6b8372-7667-4c4e-a800-6d7abaecf3d8</text:p>
          </table:table-cell>
          <table:table-cell table:style-name="Default" office:value-type="string" calcext:value-type="string">
            <text:p>Legion Sky-hunter Sergeant</text:p>
          </table:table-cell>
          <table:table-cell office:value-type="string" calcext:value-type="string">
            <text:p>ca4e38e2-c91f-41d9-9362-ed0ce5ecd8f9</text:p>
          </table:table-cell>
          <table:table-cell table:style-name="Default"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8a9a3fc5-62ae-4d02-a689-839fe0898018</text:p>
          </table:table-cell>
          <table:table-cell table:style-name="ce11" office:value-type="string" calcext:value-type="string">
            <text:p>Legion Javelin Squadron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350e64e9-ceef-405a-8e34-494530ada9b0</text:p>
          </table:table-cell>
          <table:table-cell table:style-name="ce11" office:value-type="string" calcext:value-type="string">
            <text:p>Legion Proteus Land Speeder Squadro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9e917fae-f5f0-4734-ab06-9116da464f2b</text:p>
          </table:table-cell>
          <table:table-cell table:style-name="ce11" office:value-type="string" calcext:value-type="string">
            <text:p>Legion Storm Eagle Gunship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3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Default" office:value-type="string" calcext:value-type="string">
            <text:p>1dffc529-1582-419c-ad31-5c851e5ca4d3</text:p>
          </table:table-cell>
          <table:table-cell table:style-name="ce11" office:value-type="string" calcext:value-type="string">
            <text:p>Legion Xiphon Interceptor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b3a8c3d-485f-4e4b-a06e-ae9ad158cc66</text:p>
          </table:table-cell>
          <table:table-cell table:style-name="ce11" office:value-type="string" calcext:value-type="string">
            <text:p>Legion Dreadclaw Drop Pod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Default" office:value-type="string" calcext:value-type="string">
            <text:p>7b43a26e-58e3-4029-9836-4d008496c4d2</text:p>
          </table:table-cell>
          <table:table-cell table:style-name="ce12" office:value-type="string" calcext:value-type="string">
            <text:p> <text:span text:style-name="T8">Legion Leviathan Dreadnought Talon </text:span>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0284cf33-1412-4e14-8987-91cbe66ac043</text:p>
          </table:table-cell>
          <table:table-cell table:style-name="ce11" office:value-type="string" calcext:value-type="string">
            <text:p>Legion Deredeo Dreadnought Talo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0f4bede4-c06b-40b6-9c8e-0f5630fc0f4b</text:p>
          </table:table-cell>
          <table:table-cell table:style-name="ce11" office:value-type="string" calcext:value-type="string">
            <text:p>Legion Heavy Support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5ef4ed8-22a5-4e8d-b1de-272915ba48ab</text:p>
          </table:table-cell>
          <table:table-cell table:style-name="ce11" office:value-type="string" calcext:value-type="string">
            <text:p>Legion Heavy Support Sergeant</text:p>
          </table:table-cell>
          <table:table-cell office:value-type="string" calcext:value-type="string">
            <text:p>ca4e38e2-c91f-41d9-9362-ed0ce5ecd8f9</text:p>
          </table:table-cell>
          <table:table-cell table:style-name="Default"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95a29039-857b-41f3-935e-1e399c90190b</text:p>
          </table:table-cell>
          <table:table-cell table:style-name="ce11" office:value-type="string" calcext:value-type="string">
            <text:p>Legion Predator Squadron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37f3bbec-a700-4c8d-ad6b-bb3345037490</text:p>
          </table:table-cell>
          <table:table-cell table:style-name="ce11" office:value-type="string" calcext:value-type="string">
            <text:p>Legion Sicaran Squadro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4ad15701-ce59-4043-be54-7798f4a2de22</text:p>
          </table:table-cell>
          <table:table-cell table:style-name="ce11" office:value-type="string" calcext:value-type="string">
            <text:p>Legion Sicaran Arcus Squadro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9478317b-fa65-41f3-a7ec-80201b616248</text:p>
          </table:table-cell>
          <table:table-cell table:style-name="ce11" office:value-type="string" calcext:value-type="string">
            <text:p>Legion Sicaran Punisher Squadro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647a7f-a134-415c-8de7-cb46bc13a4b9</text:p>
          </table:table-cell>
          <table:table-cell table:style-name="ce11" office:value-type="string" calcext:value-type="string">
            <text:p>Legion Sicaran Venator Squadro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07603d-a639-4ce9-8ca6-bd11d35c9771</text:p>
          </table:table-cell>
          <table:table-cell table:style-name="ce11" office:value-type="string" calcext:value-type="string">
            <text:p>Legion Sicaran Omega Squadro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495afd-77ee-48b2-8649-7803287c5e79</text:p>
          </table:table-cell>
          <table:table-cell table:style-name="ce11" office:value-type="string" calcext:value-type="string">
            <text:p>Legion Kratos Squadron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3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9e78817-e023-48f8-8049-3c9624b2bec5</text:p>
          </table:table-cell>
          <table:table-cell table:style-name="ce11" office:value-type="string" calcext:value-type="string">
            <text:p>Legion Land Raider Proteus Carrier Squadro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3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00e050c6-ae19-46f2-845f-1e2706eb3083</text:p>
          </table:table-cell>
          <table:table-cell table:style-name="ce11" office:value-type="string" calcext:value-type="string">
            <text:p>Legion Land Raider Proteus Explorator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3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59e20435-7fe2-4b35-9aa0-b35a44ac86ac</text:p>
          </table:table-cell>
          <table:table-cell table:style-name="ce11" office:value-type="string" calcext:value-type="string">
            <text:p>Legion Vindicator Squadro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f6cc47-06e0-40c8-8f94-668cf60e38d4</text:p>
          </table:table-cell>
          <table:table-cell table:style-name="ce11" office:value-type="string" calcext:value-type="string">
            <text:p>Legion Land Raider Sparta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3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ff81c491-61d8-49e6-97ff-20cec7779f87</text:p>
          </table:table-cell>
          <table:table-cell table:style-name="ce11" office:value-type="string" calcext:value-type="string">
            <text:p>Legion Scorpius Squadro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db78bd-4d94-42a5-8ebe-ef9b7417e1e4</text:p>
          </table:table-cell>
          <table:table-cell table:style-name="ce11" office:value-type="string" calcext:value-type="string">
            <text:p>Legion Arquitor Squadro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85bb505-bc68-414a-88dc-612e271de144</text:p>
          </table:table-cell>
          <table:table-cell table:style-name="ce11" office:value-type="string" calcext:value-type="string">
            <text:p>Legion Fire Raptor Gunship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3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eb9580-1ed2-4c3b-aec2-2451d4af50c8</text:p>
          </table:table-cell>
          <table:table-cell table:style-name="ce11" office:value-type="string" calcext:value-type="string">
            <text:p>Legion Deathstorm Drop Pod Squadron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c8653c6-6397-4e95-9c96-2e46e8a9ca0f</text:p>
          </table:table-cell>
          <table:table-cell table:style-name="ce11" office:value-type="string" calcext:value-type="string">
            <text:p>Legion Kharybdis Assault Claw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3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632c521e-0fc9-4804-ada6-e24d92fed053</text:p>
          </table:table-cell>
          <table:table-cell table:style-name="ce12" office:value-type="string" calcext:value-type="string">
            <text:p><text:s/>Legion Cerberus Squadro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d8fc5c-9290-47a0-8441-0c1204c6d5d0</text:p>
          </table:table-cell>
          <table:table-cell table:style-name="ce11" office:value-type="string" calcext:value-type="string">
            <text:p>Legion Typhon Squadro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12f189-e683-471f-86fd-c357df995305</text:p>
          </table:table-cell>
          <table:table-cell table:style-name="ce11" office:value-type="string" calcext:value-type="string">
            <text:p>Legion Glaive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0fbe51-6fb4-41fb-88b7-15b9d4519bb6</text:p>
          </table:table-cell>
          <table:table-cell table:style-name="ce11" office:value-type="string" calcext:value-type="string">
            <text:p>Legion Fellblade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d3053f-56bc-451b-a480-9597a1ffd1d0</text:p>
          </table:table-cell>
          <table:table-cell table:style-name="ce11" office:value-type="string" calcext:value-type="string">
            <text:p>Legion Falchio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87f1cb-6026-4a0b-9583-046a53455489</text:p>
          </table:table-cell>
          <table:table-cell table:style-name="ce11" office:value-type="string" calcext:value-type="string">
            <text:p>Legion Thunderhawk Gunship 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3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d35ba8b3-73fb-470a-99e7-01700f27b510</text:p>
          </table:table-cell>
          <table:table-cell table:style-name="ce11" office:value-type="string" calcext:value-type="string">
            <text:p>Legion Sokar Stormbird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af4eb662-bee1-472c-9586-6f76996d25b4</text:p>
          </table:table-cell>
          <table:table-cell table:style-name="ce11" office:value-type="string" calcext:value-type="string">
            <text:p>Legion Mastodon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3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 table:number-rows-repeated="1048488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luna-Regular" svg:font-family="Calluna-Regular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00-00-00</text:date>, <text:time style:data-style-name="N2" text:time-value="10:39:05.71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1T19:13:43.765000000</meta:creation-date>
    <dc:date>2022-06-04T10:41:36.432000000</dc:date>
    <meta:editing-duration>PT12H39M54S</meta:editing-duration>
    <meta:editing-cycles>6</meta:editing-cycles>
    <meta:generator>LibreOffice/7.3.3.2$Windows_X86_64 LibreOffice_project/d1d0ea68f081ee2800a922cac8f79445e4603348</meta:generator>
    <meta:document-statistic meta:table-count="1" meta:cell-count="1100" meta:object-count="0"/>
  </office:meta>
</office:document-meta>
</file>